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9.75pt" fo:letter-spacing="normal" fo:font-style="normal" fo:font-weight="normal"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monospace" fo:font-size="9.75pt" fo:letter-spacing="normal" fo:font-style="normal" fo:font-weight="normal"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types&gt;</text:p>
      <text:section text:style-name="Sect1" text:name="collapsible3">
        <text:section text:style-name="Sect1" text:name="collapsible4">
          <text:p text:style-name="P3">&lt;xsd:schema&gt;</text:p>
          <text:p text:style-name="P1">&lt;xsd:import namespace="http://services/" schemaLocation="http://farshid:8080/practicum1_final_war_exploded/WebSerivceService?xsd=1"/&gt;</text:p>
          <text:p text:style-name="P1">&lt;/xsd:schema&gt;</text:p>
        </text:section>
        <text:p text:style-name="P2">&lt;/types&gt;</text:p>
      </text:section>
      <text:section text:style-name="Sect1" text:name="collapsible5">
        <text:p text:style-name="P4">&lt;message name="geefAantalWerklozenPerStad"&gt;</text:p>
        <text:p text:style-name="P1">&lt;part name="parameters" element="tns:geefAantalWerklozenPerStad"/&gt;</text:p>
        <text:p text:style-name="P1">&lt;/message&gt;</text:p>
      </text:section>
      <text:section text:style-name="Sect1" text:name="collapsible6">
        <text:p text:style-name="P4">&lt;message name="geefAantalWerklozenPerStadResponse"&gt;</text:p>
        <text:p text:style-name="P1">&lt;part name="parameters" element="tns:geefAantalWerklozenPerStadResponse"/&gt;</text:p>
        <text:p text:style-name="P1">&lt;/message&gt;</text:p>
      </text:section>
      <text:section text:style-name="Sect1" text:name="collapsible7">
        <text:p text:style-name="P4">&lt;message name="geefAantalArbeidersPerStad"&gt;</text:p>
        <text:p text:style-name="P1">&lt;part name="parameters" element="tns:geefAantalArbeidersPerStad"/&gt;</text:p>
        <text:p text:style-name="P1">&lt;/message&gt;</text:p>
      </text:section>
      <text:section text:style-name="Sect1" text:name="collapsible8">
        <text:p text:style-name="P4">&lt;message name="geefAantalArbeidersPerStadResponse"&gt;</text:p>
        <text:p text:style-name="P1">&lt;part name="parameters" element="tns:geefAantalArbeidersPerStadResponse"/&gt;</text:p>
        <text:p text:style-name="P1">&lt;/message&gt;</text:p>
      </text:section>
      <text:section text:style-name="Sect1" text:name="collapsible9">
        <text:p text:style-name="P4">&lt;message name="geefAantalBewonersPerStad"&gt;</text:p>
        <text:p text:style-name="P1">&lt;part name="parameters" element="tns:geefAantalBewonersPerStad"/&gt;</text:p>
        <text:p text:style-name="P1">&lt;/message&gt;</text:p>
      </text:section>
      <text:section text:style-name="Sect1" text:name="collapsible10">
        <text:p text:style-name="P4">&lt;message name="geefAantalBewonersPerStadResponse"&gt;</text:p>
        <text:p text:style-name="P1">&lt;part name="parameters" element="tns:geefAantalBewonersPerStadResponse"/&gt;</text:p>
        <text:p text:style-name="P1">&lt;/message&gt;</text:p>
      </text:section>
      <text:section text:style-name="Sect1" text:name="collapsible11">
        <text:p text:style-name="P4">&lt;portType name="WebSerivce"&gt;</text:p>
        <text:section text:style-name="Sect1" text:name="collapsible12">
          <text:p text:style-name="P3">&lt;operation name="geefAantalWerklozenPerStad"&gt;</text:p>
          <text:p text:style-name="P1">&lt;input wsam:Action="geefAantalWerklozenPerStad" message="tns:geefAantalWerklozenPerStad"/&gt;</text:p>
          <text:p text:style-name="P1">&lt;output wsam:Action="http://services/WebSerivce/geefAantalWerklozenPerStadResponse" message="tns:geefAantalWerklozenPerStadResponse"/&gt;</text:p>
          <text:p text:style-name="P1">&lt;/operation&gt;</text:p>
        </text:section>
        <text:section text:style-name="Sect1" text:name="collapsible13">
          <text:p text:style-name="P4">&lt;operation name="geefAantalArbeidersPerStad"&gt;</text:p>
          <text:p text:style-name="P1">&lt;input wsam:Action="geefAantalArbeidersPerStad" message="tns:geefAantalArbeidersPerStad"/&gt;</text:p>
          <text:p text:style-name="P1">&lt;output wsam:Action="http://services/WebSerivce/geefAantalArbeidersPerStadResponse" message="tns:geefAantalArbeidersPerStadResponse"/&gt;</text:p>
          <text:p text:style-name="P1">&lt;/operation&gt;</text:p>
        </text:section>
        <text:section text:style-name="Sect1" text:name="collapsible14">
          <text:p text:style-name="P4">&lt;operation name="geefAantalBewonersPerStad"&gt;</text:p>
          <text:p text:style-name="P1">&lt;input wsam:Action="geefAantalBewonersPerStad" message="tns:geefAantalBewonersPerStad"/&gt;</text:p>
          <text:p text:style-name="P1">&lt;output wsam:Action="http://services/WebSerivce/geefAantalBewonersPerStadResponse" message="tns:geefAantalBewonersPerStadResponse"/&gt;</text:p>
          <text:p text:style-name="P1">&lt;/operation&gt;</text:p>
        </text:section>
        <text:p text:style-name="P2">&lt;/portType&gt;</text:p>
      </text:section>
      <text:section text:style-name="Sect1" text:name="collapsible15">
        <text:p text:style-name="P4">&lt;binding name="WebSerivcePortBinding" type="tns:WebSerivce"&gt;</text:p>
        <text:p text:style-name="P1">&lt;soap:binding transport="http://schemas.xmlsoap.org/soap/http" style="document"/&gt;</text:p>
        <text:section text:style-name="Sect1" text:name="collapsible16">
          <text:p text:style-name="P3">&lt;operation name="geefAantalWerklozenPerStad"&gt;</text:p>
          <text:p text:style-name="P1">&lt;soap:operation soapAction="geefAantalWerklozenPerStad"/&gt;</text:p>
          <text:section text:style-name="Sect1" text:name="collapsible17">
            <text:p text:style-name="P3">&lt;input&gt;</text:p>
            <text:p text:style-name="P1">&lt;soap:body use="literal"/&gt;</text:p>
            <text:p text:style-name="P1">&lt;/input&gt;</text:p>
          </text:section>
          <text:section text:style-name="Sect1" text:name="collapsible18">
            <text:p text:style-name="P4">&lt;output&gt;</text:p>
            <text:p text:style-name="P1">&lt;soap:body use="literal"/&gt;</text:p>
            <text:p text:style-name="P1">&lt;/output&gt;</text:p>
          </text:section>
          <text:p text:style-name="P2">&lt;/operation&gt;</text:p>
        </text:section>
        <text:section text:style-name="Sect1" text:name="collapsible19">
          <text:p text:style-name="P4">&lt;operation name="geefAantalArbeidersPerStad"&gt;</text:p>
          <text:p text:style-name="P1">&lt;soap:operation soapAction="geefAantalArbeidersPerStad"/&gt;</text:p>
          <text:section text:style-name="Sect1" text:name="collapsible20">
            <text:p text:style-name="P3">&lt;input&gt;</text:p>
            <text:p text:style-name="P1">&lt;soap:body use="literal"/&gt;</text:p>
            <text:p text:style-name="P1">&lt;/input&gt;</text:p>
          </text:section>
          <text:section text:style-name="Sect1" text:name="collapsible21">
            <text:p text:style-name="P4">&lt;output&gt;</text:p>
            <text:p text:style-name="P1">&lt;soap:body use="literal"/&gt;</text:p>
            <text:p text:style-name="P1"><text:soft-page-break/>&lt;/output&gt;</text:p>
          </text:section>
          <text:p text:style-name="P2">&lt;/operation&gt;</text:p>
        </text:section>
        <text:section text:style-name="Sect1" text:name="collapsible22">
          <text:p text:style-name="P4">&lt;operation name="geefAantalBewonersPerStad"&gt;</text:p>
          <text:p text:style-name="P1">&lt;soap:operation soapAction="geefAantalBewonersPerStad"/&gt;</text:p>
          <text:section text:style-name="Sect1" text:name="collapsible23">
            <text:p text:style-name="P3">&lt;input&gt;</text:p>
            <text:p text:style-name="P1">&lt;soap:body use="literal"/&gt;</text:p>
            <text:p text:style-name="P1">&lt;/input&gt;</text:p>
          </text:section>
          <text:section text:style-name="Sect1" text:name="collapsible24">
            <text:p text:style-name="P4">&lt;output&gt;</text:p>
            <text:p text:style-name="P1">&lt;soap:body use="literal"/&gt;</text:p>
            <text:p text:style-name="P1">&lt;/output&gt;</text:p>
          </text:section>
          <text:p text:style-name="P2">&lt;/operation&gt;</text:p>
        </text:section>
        <text:p text:style-name="P2">&lt;/binding&gt;</text:p>
      </text:section>
      <text:section text:style-name="Sect1" text:name="collapsible25">
        <text:p text:style-name="P4">&lt;service name="WebSerivceService"&gt;</text:p>
        <text:section text:style-name="Sect1" text:name="collapsible26">
          <text:p text:style-name="P3">&lt;port name="WebSerivcePort" binding="tns:WebSerivcePortBinding"&gt;</text:p>
          <text:p text:style-name="P1">&lt;soap:address location="http://farshid:8080/practicum1_final_war_exploded/WebSerivceService"/&gt;</text:p>
          <text:p text:style-name="P1">&lt;/port&gt;</text:p>
        </text:section>
        <text:p text:style-name="P2">&lt;/service&gt;</text:p>
      </text:section>
      <text:p text:style-name="P5">&lt;/definitions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1:02:17.474218322</meta:creation-date>
    <dc:date>2017-03-12T21:02:26.739587592</dc:date>
    <meta:editing-duration>PT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129" meta:character-count="2774" meta:non-whitespace-character-count="2718"/>
  </office:meta>
</office:document-meta>
</file>